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fd90b" officeooo:paragraph-rsid="001fd90b"/>
    </style:style>
    <style:style style:name="P2" style:family="paragraph" style:parent-style-name="Heading_20_1">
      <style:text-properties officeooo:rsid="002254fb" officeooo:paragraph-rsid="002254fb"/>
    </style:style>
    <style:style style:name="P3" style:family="paragraph" style:parent-style-name="Heading_20_1">
      <style:text-properties officeooo:rsid="0024dec9" officeooo:paragraph-rsid="0024dec9"/>
    </style:style>
    <style:style style:name="P4" style:family="paragraph" style:parent-style-name="Heading_20_1">
      <style:text-properties officeooo:rsid="002e7ec8" officeooo:paragraph-rsid="002e7ec8"/>
    </style:style>
    <style:style style:name="P5" style:family="paragraph" style:parent-style-name="Subtitle">
      <style:text-properties officeooo:rsid="001e166e" officeooo:paragraph-rsid="001e166e"/>
    </style:style>
    <style:style style:name="P6" style:family="paragraph" style:parent-style-name="Text_20_body">
      <style:text-properties officeooo:rsid="001e166e" officeooo:paragraph-rsid="001e166e"/>
    </style:style>
    <style:style style:name="P7" style:family="paragraph" style:parent-style-name="Text_20_body">
      <style:text-properties officeooo:paragraph-rsid="001fd90b"/>
    </style:style>
    <style:style style:name="P8" style:family="paragraph" style:parent-style-name="Text_20_body">
      <style:text-properties officeooo:paragraph-rsid="002254fb"/>
    </style:style>
    <style:style style:name="P9" style:family="paragraph" style:parent-style-name="Text_20_body">
      <style:text-properties officeooo:rsid="0022f5ef" officeooo:paragraph-rsid="0022f5ef"/>
    </style:style>
    <style:style style:name="P10" style:family="paragraph" style:parent-style-name="Text_20_body" style:list-style-name="L1"/>
    <style:style style:name="P11" style:family="paragraph" style:parent-style-name="Text_20_body">
      <style:text-properties officeooo:paragraph-rsid="0024dec9"/>
    </style:style>
    <style:style style:name="P12" style:family="paragraph" style:parent-style-name="Text_20_body">
      <style:text-properties officeooo:paragraph-rsid="002e53ad"/>
    </style:style>
    <style:style style:name="P13" style:family="paragraph" style:parent-style-name="Text_20_body">
      <style:text-properties officeooo:rsid="002e7ec8" officeooo:paragraph-rsid="002e7ec8"/>
    </style:style>
    <style:style style:name="P14" style:family="paragraph" style:parent-style-name="Title">
      <style:text-properties officeooo:rsid="001e166e" officeooo:paragraph-rsid="001e166e"/>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3" style:family="text">
      <style:text-properties style:font-name="Liberation Sans" fo:font-size="18pt" fo:font-weight="bold" officeooo:rsid="002254fb" style:font-name-asian="Noto Sans CJK SC" style:font-size-asian="18pt" style:font-weight-asian="bold" style:font-name-complex="Lohit Devanagari1" style:font-size-complex="18pt" style:font-weight-complex="bold"/>
    </style:style>
    <style:style style:name="T4" style:family="text">
      <style:text-properties officeooo:rsid="001fd90b"/>
    </style:style>
    <style:style style:name="T5" style:family="text">
      <style:text-properties officeooo:rsid="0020ba59"/>
    </style:style>
    <style:style style:name="T6" style:family="text">
      <style:text-properties officeooo:rsid="0022f5ef"/>
    </style:style>
    <style:style style:name="T7" style:family="text">
      <style:text-properties officeooo:rsid="00275b9a"/>
    </style:style>
    <style:style style:name="T8" style:family="text">
      <style:text-properties officeooo:rsid="0028e16b"/>
    </style:style>
    <style:style style:name="T9" style:family="text">
      <style:text-properties officeooo:rsid="0029b021"/>
    </style:style>
    <style:style style:name="T10" style:family="text">
      <style:text-properties officeooo:rsid="002b9a95"/>
    </style:style>
    <style:style style:name="T11" style:family="text">
      <style:text-properties officeooo:rsid="002bb348"/>
    </style:style>
    <style:style style:name="T12" style:family="text">
      <style:text-properties officeooo:rsid="002c7398"/>
    </style:style>
    <style:style style:name="T13" style:family="text">
      <style:text-properties officeooo:rsid="002d58a2"/>
    </style:style>
    <style:style style:name="T14" style:family="text">
      <style:text-properties officeooo:rsid="002e7ec8"/>
    </style:style>
    <style:style style:name="T15" style:family="text">
      <style:text-properties officeooo:rsid="002ef59d"/>
    </style:style>
    <style:style style:name="T16" style:family="text">
      <style:text-properties officeooo:rsid="00301b3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odule d’entra<text:span text:style-name="T1">înement de Pokemon</text:span></text:p>
      <text:p text:style-name="P5">Groupe 2</text:p>
      <text:p text:style-name="P6"/>
      <text:p text:style-name="P6"/>
      <text:h text:style-name="P1" text:outline-level="1">Architecture initiale</text:h>
      <text:p text:style-name="P7"/>
      <text:p text:style-name="P7"><text:tab/><text:span text:style-name="T4">Un diagramme de cas d’utilisation permettant d’apréhender les spécifications est dans le dossier uml : « Diagramme_des_cas_d'utilisation_sanae »</text:span></text:p>
      <text:p text:style-name="P7"><text:span text:style-name="T4"><text:tab/> L’architecture initiale envisagée pour le projet est disponible dans le dossier : « diagramme-classes-initial ». Il comprend déjà la mise en commun des idées de l’équipe. La trace des diagrammes de chacun est aussi stocké</text:span><text:span text:style-name="T5">e</text:span><text:span text:style-name="T4"> dans ce dossier.</text:span></text:p>
      <text:p text:style-name="P7"><text:tab/><text:span text:style-name="T5">La séparation entre référentiel et module d’entraînement a été respecté autant que possible dans l’architecture réalisée, à l’exception minime des points de vie actuels des pokemons. Pour le reste, toute récupération de pokemon, et toute mise à jour de ceux-ci passe par l’API.</text:span></text:p>
      <text:p text:style-name="P7"/>
      <text:h text:style-name="P2" text:outline-level="1">Répartition des t<text:span text:style-name="T2">âches</text:span></text:h>
      <text:p text:style-name="P8"><text:span text:style-name="T3"/></text:p>
      <text:p text:style-name="P9"><text:tab/>La conception de l’architecture du programme via un diagramme de classe nous a permis de nous répartir le travail, en attribuant un.e responsable par classe, voire par méthode pour les classes les plus conséquentes. La répartition est la suivante :</text:p>
      <text:list xml:id="list4225823095" text:style-name="L1">
        <text:list-item>
          <text:p text:style-name="P10">Maintenir diagramme classes : Emile</text:p>
        </text:list-item>
        <text:list-item>
          <text:p text:style-name="P10">TypePokemon : Nathalie</text:p>
        </text:list-item>
        <text:list-item>
          <text:p text:style-name="P10">API : Khalil</text:p>
        </text:list-item>
        <text:list-item>
          <text:p text:style-name="P10">Pokemon <text:s/>: Sanae</text:p>
        </text:list-item>
        <text:list-item>
          <text:p text:style-name="P10">+ filles : Nathalie</text:p>
        </text:list-item>
        <text:list-item>
          <text:p text:style-name="P10">Attaque + filles : Emile</text:p>
        </text:list-item>
        <text:list-item>
          <text:p text:style-name="P10">Simulation : </text:p>
          <text:list>
            <text:list-item>
              <text:p text:style-name="P10">main : Emile</text:p>
            </text:list-item>
            <text:list-item>
              <text:p text:style-name="P10">displayAllPokemon : Emile</text:p>
            </text:list-item>
            <text:list-item>
              <text:p text:style-name="P10">displayAllPokemonSortedByXP : Nathalie</text:p>
            </text:list-item>
            <text:list-item>
              <text:p text:style-name="P10">displayPokemonByID : Emile</text:p>
            </text:list-item>
            <text:list-item>
              <text:p text:style-name="P10"><text:soft-page-break/>displayAllArene : Nathalie</text:p>
            </text:list-item>
            <text:list-item>
              <text:p text:style-name="P10">lancerUnCombat : Emil<text:span text:style-name="T6">e</text:span></text:p>
            </text:list-item>
          </text:list>
        </text:list-item>
        <text:list-item>
          <text:p text:style-name="P10">Arene + filles : Nathalie</text:p>
        </text:list-item>
        <text:list-item>
          <text:p text:style-name="P10">Combat : Khalil</text:p>
        </text:list-item>
      </text:list>
      <text:p text:style-name="Text_20_body"/>
      <text:h text:style-name="P3" text:outline-level="1">Difficultés rencontrées</text:h>
      <text:p text:style-name="P11"/>
      <text:p text:style-name="P11"><text:tab/><text:span text:style-name="T7">La coordination des classes pose parfois problème. Par exemple, getBonus renvoie un int qui est un pourcentage. Si cela est noté dans les spécifications initiales, cela n’est pas retranscrit dans le diagramme de classe. </text:span><text:span text:style-name="T8">Il faut de même bien se coordonner si une méthode initialement non prévu devient nécessaire à une autre classe.</text:span></text:p>
      <text:p text:style-name="P11"/>
      <text:p text:style-name="P11"><text:tab/><text:span text:style-name="T9">La gestion de la ressource utilisée par un Scanner n’est pas encore acquise.</text:span></text:p>
      <text:p text:style-name="P11"/>
      <text:p text:style-name="P11"><text:tab/><text:span text:style-name="T9">De même, l’utilisation de git s’est gloablement bien passé, mais un certain flou demeure quant à la manière de gérer proprement les conflits. </text:span><text:span text:style-name="T14">De même, si plusieurs personnes ont engagé simultanément un processus de add/commit/push, cela peut vite devenir laborieux </text:span><text:span text:style-name="T15">(mais cela serait probablement en grande partie résolu par l’usage de branche).</text:span></text:p>
      <text:p text:style-name="P11"/>
      <text:p text:style-name="P11"><text:tab/><text:span text:style-name="T10">L’alhorithme de la classe combat requiert l’anticipation de tous les cas possibles (par exemple l’égalité). De nombreux tests et ajouts ont été nécessaire. </text:span><text:span text:style-name="T11">L’utilisation du debugger a beaucoup aidée.</text:span></text:p>
      <text:p text:style-name="P11"/>
      <text:p text:style-name="P11"><text:tab/><text:span text:style-name="T12">Nous notons que le maintien à jours des diagrammes uml est effectivement chronophage. </text:span><text:span text:style-name="T13">D’autant plus si le maintien se fait via un logiciel non commun à toute l’équipe.</text:span></text:p>
      <text:p text:style-name="P11"/>
      <text:p text:style-name="P11"><text:tab/><text:span text:style-name="T14">Le cahier des charges n’a pas toujours été clair, en particulier pour les personnes non initiées au contexte des pokemon.</text:span></text:p>
      <text:p text:style-name="P11"/>
      <text:h text:style-name="P4" text:outline-level="1">Idée d’améliorations</text:h>
      <text:p text:style-name="P12"/>
      <text:p text:style-name="P13">En se basant sur les idées des bonus :</text:p>
      <text:p text:style-name="P13">- <text:span text:style-name="T16">ajout d’un niveau en attribut d’un pokemon lié à l’expérience : il suffirat de le gérer dans la méthode modifiant l’expérience</text:span></text:p>
      <text:p text:style-name="P13"><text:soft-page-break/>- <text:span text:style-name="T16">plusieurs attaques par pokemon : il suffirait de mettre l’attribut attaque de pokemon en Collection, puis d’en appeler une au hasard à chaque tour de comba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5:26:17.739143057</meta:creation-date>
    <dc:date>2023-03-02T15:56:52.381268094</dc:date>
    <meta:editing-duration>PT30M25S</meta:editing-duration>
    <meta:editing-cycles>20</meta:editing-cycles>
    <meta:generator>LibreOffice/7.3.7.2$Linux_X86_64 LibreOffice_project/30$Build-2</meta:generator>
    <meta:document-statistic meta:table-count="0" meta:image-count="0" meta:object-count="0" meta:page-count="3" meta:paragraph-count="34" meta:word-count="473" meta:character-count="2953" meta:non-whitespace-character-count="2516"/>
  </office:meta>
</office:document-meta>
</file>